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51cm" draw:shadow-offset-y="0.051cm"/>
    </style:style>
    <style:style style:name="gr2" style:family="graphic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4cm" draw:shadow-offset-y="0.04cm"/>
    </style:style>
    <style:style style:name="gr3" style:family="graphic" style:parent-style-name="objectwithoutfill">
      <style:graphic-properties draw:marker-start="" draw:marker-start-width="0.152cm" draw:marker-end-width="0.152cm" draw:fill="none" draw:textarea-horizontal-align="center" draw:textarea-vertical-align="middle" draw:shadow="hidden"/>
    </style:style>
    <style:style style:name="gr4" style:family="graphic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295cm" fo:min-width="2.456cm" fo:padding-top="0.137cm" fo:padding-bottom="0.137cm" fo:padding-left="0.012cm" fo:padding-right="0.012cm"/>
    </style:style>
    <style:style style:name="gr5" style:family="graphic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268cm" fo:min-width="2.458cm" fo:padding-top="0.137cm" fo:padding-bottom="0.137cm" fo:padding-left="0.012cm" fo:padding-right="0.012cm"/>
    </style:style>
    <style:style style:name="gr6" style:family="graphic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7" style:family="graphic">
      <style:graphic-properties svg:stroke-width="0.025cm" draw:marker-start-width="0.337cm" draw:marker-end-width="0.337cm" draw:fill-color="#cc0000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8" style:family="graphic" style:parent-style-name="objectwithoutfill">
      <style:graphic-properties draw:marker-start="" draw:marker-start-width="0.152cm" draw:marker-end="Arrow" draw:marker-end-width="0.152cm" draw:fill="none" draw:textarea-horizontal-align="center" draw:textarea-vertical-align="middle" draw:shadow="hidden"/>
    </style:style>
    <style:style style:name="gr9" style:family="graphic" style:parent-style-name="objectwithoutfill">
      <style:graphic-properties draw:stroke="dash" draw:stroke-dash="Dashed_20__28_var_29_" draw:marker-start="" draw:marker-end="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2.536cm"/>
    </style:style>
    <style:style style:name="gr11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51cm" draw:shadow-offset-y="0.051cm"/>
    </style:style>
    <style:style style:name="gr12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4cm" draw:shadow-offset-y="0.04cm"/>
    </style:style>
    <style:style style:name="gr13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268cm" fo:min-width="2.458cm" fo:padding-top="0.137cm" fo:padding-bottom="0.137cm" fo:padding-left="0.012cm" fo:padding-right="0.012cm"/>
    </style:style>
    <style:style style:name="gr14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15" style:family="graphic" style:parent-style-name="standard">
      <style:graphic-properties draw:marker-start="Arrow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marker-start="" draw:marker-end="Arrow" draw:marker-end-width="0.102cm" draw:fill="none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marker-start="Arrow" draw:fill="none" draw:fill-color="#ffffff" fo:min-height="0.396cm"/>
    </style:style>
    <style:style style:name="gr18" style:family="graphic" style:parent-style-name="objectwithoutfill">
      <style:graphic-properties draw:marker-start="" draw:marker-end="Arrow" draw:marker-end-width="0.152cm" draw:fill="none" draw:fill-color="#ffffff" draw:textarea-horizontal-align="center" draw:textarea-vertical-align="middle"/>
    </style:style>
    <style:style style:name="gr19" style:family="graphic">
      <style:graphic-properties svg:stroke-width="0.025cm" svg:stroke-color="#800000" draw:marker-start-width="0.337cm" draw:marker-end-width="0.337cm" draw:fill-color="#ffffff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20" style:family="graphic" style:parent-style-name="objectwithoutfill">
      <style:graphic-properties svg:stroke-color="#800000" draw:marker-start="" draw:marker-start-width="0.152cm" draw:marker-end="Arrow" draw:marker-end-width="0.152cm" draw:fill="none" draw:textarea-horizontal-align="center" draw:textarea-vertical-align="middle" draw:shadow="hidden"/>
    </style:style>
    <style:style style:name="gr21" style:family="graphic">
      <style:graphic-properties draw:marker-start="Arrow" draw:fill="solid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svg:stroke-color="#800000" draw:marker-start="" draw:marker-end="Arrow" draw:marker-end-width="0.102cm" draw:fill="none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ff0000" draw:marker-start="Arrow" draw:fill="none" draw:fill-color="#ffffff" fo:min-height="0.396cm"/>
    </style:style>
    <style:style style:name="gr24" style:family="graphic" style:parent-style-name="objectwithoutfill">
      <style:graphic-properties svg:stroke-color="#800000" draw:marker-start="" draw:marker-end="Arrow" draw:marker-end-width="0.152cm" draw:fill="none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text-align="center"/>
      <style:text-properties fo:color="#000000" fo:font-size="8pt" fo:font-weight="bold" style:font-size-asian="8pt" style:font-size-complex="8pt"/>
    </style:style>
    <style:style style:name="P3" style:family="paragraph">
      <style:paragraph-properties fo:text-align="center"/>
      <style:text-properties fo:font-size="7pt" fo:font-weight="bold"/>
    </style:style>
    <style:style style:name="P4" style:family="paragraph">
      <style:paragraph-properties fo:text-align="center"/>
      <style:text-properties fo:font-size="7pt"/>
    </style:style>
    <style:style style:name="P5" style:family="paragraph">
      <style:paragraph-properties fo:text-align="center"/>
      <style:text-properties fo:font-size="7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7" style:family="paragraph">
      <style:paragraph-properties fo:text-align="center"/>
      <style:text-properties fo:color="#ffffff" fo:font-size="7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font-size="7pt"/>
    </style:style>
    <style:style style:name="P10" style:family="paragraph">
      <style:paragraph-properties fo:text-align="end"/>
      <style:text-properties style:font-name="Courier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11" style:family="paragraph">
      <style:paragraph-properties fo:text-align="center"/>
      <style:text-properties fo:font-size="10.5pt" style:font-size-asian="10.5pt" style:font-size-complex="10.5pt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color="#800000" fo:font-size="7pt"/>
    </style:style>
    <style:style style:name="P14" style:family="paragraph">
      <style:paragraph-properties fo:text-align="center"/>
      <style:text-properties fo:color="#800000" fo:font-size="7pt" fo:font-weight="bold" style:font-size-asian="8pt" style:font-weight-asian="bold" style:font-size-complex="8pt" style:font-weight-complex="bold"/>
    </style:style>
    <style:style style:name="P15" style:family="paragraph">
      <style:paragraph-properties fo:text-align="center"/>
      <style:text-properties fo:font-size="10.5pt"/>
    </style:style>
    <style:style style:name="P16" style:family="paragraph">
      <style:paragraph-properties fo:line-height="100%"/>
      <style:text-properties fo:color="#800000" fo:font-size="8pt" style:font-size-asian="8pt" style:font-size-complex="8pt"/>
    </style:style>
    <style:style style:name="P17" style:family="paragraph">
      <style:text-properties fo:color="#800000" fo:font-size="8pt" style:font-size-asian="8pt" style:font-size-complex="8pt"/>
    </style:style>
    <style:style style:name="T1" style:family="text">
      <style:text-properties fo:color="#000000" fo:font-size="8pt" fo:font-weight="bold" style:font-size-asian="8pt" style:font-size-complex="8pt"/>
    </style:style>
    <style:style style:name="T2" style:family="text">
      <style:text-properties fo:color="#000000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color="#000000" style:text-position="-33% 58%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6" style:family="text">
      <style:text-properties fo:color="#000000" fo:font-size="7pt" fo:font-style="italic" fo:font-weight="bold" style:font-size-asian="7pt" style:font-style-asian="italic" style:font-size-complex="7pt" style:font-style-complex="italic"/>
    </style:style>
    <style:style style:name="T7" style:family="text">
      <style:text-properties fo:color="#000000" style:text-position="-33% 58%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fo:color="#000000" style:text-position="-33% 58%" fo:font-size="7pt" fo:font-style="italic" fo:font-weight="bold" style:font-size-asian="7pt" style:font-style-asian="italic" style:font-size-complex="7pt" style:font-style-complex="italic"/>
    </style:style>
    <style:style style:name="T9" style:family="text">
      <style:text-properties fo:color="#ffffff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style:font-name="Courier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1" style:family="text">
      <style:text-properties fo:color="#000000" style:font-name="Courier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2" style:family="text">
      <style:text-properties fo:color="#000000" style:text-position="-33% 58%" style:font-name="Courier1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color="#000000" style:text-position="0% 100%" style:font-name="Courier1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fo:color="#000000" style:text-position="0% 100%" style:font-name="Courier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5" style:family="text">
      <style:text-properties fo:color="#000000" fo:font-size="7pt" fo:font-style="italic" fo:font-weight="bold" style:font-style-asian="italic" style:font-style-complex="italic"/>
    </style:style>
    <style:style style:name="T16" style:family="text">
      <style:text-properties fo:color="#000000" style:text-position="super 58%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800000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0" style:family="text">
      <style:text-properties fo:color="#800000" style:text-position="super 58%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1" style:family="text">
      <style:text-properties fo:color="#800000" style:text-position="sub 58%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2" style:family="text">
      <style:text-properties fo:color="#800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95cm" svg:height="0.687cm" svg:x="0.115cm" svg:y="0.065cm">
          <text:p text:style-name="P1"><text:span text:style-name="T1">SSLv2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0.687cm" svg:x="5.183cm" svg:y="0.075cm">
          <text:p text:style-name="P1"><text:span text:style-name="T1">SSLv2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22cm" svg:y1="1.298cm" svg:x2="4.49cm" svg:y2="1.298cm">
          <text:p/>
        </draw:line>
        <draw:custom-shape draw:style-name="gr4" draw:text-style-name="P5" draw:layer="Layout" svg:width="2.54cm" svg:height="0.629cm" svg:x="0.706cm" svg:y="1.012cm">
          <text:p text:style-name="P4"><text:span text:style-name="T2">ClientHello: </text:span></text:p>
          <text:p text:style-name="P4"><text:span text:style-name="T3">cs</text:span><text:span text:style-name="T4">C</text:span><text:span text:style-name="T2">, </text:span><text:span text:style-name="T3">r</text:span><text:span text:style-name="T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cm" svg:height="0.6cm" svg:x="0.7cm" svg:y="2.412cm">
          <text:p text:style-name="P4"><text:span text:style-name="T5">ClientMasterKey: cs,</text:span></text:p>
          <text:p text:style-name="P4"><text:span text:style-name="T6">mk</text:span><text:span text:style-name="T7">clear </text:span><text:span text:style-name="T6">, enc</text:span><text:span text:style-name="T8">pk</text:span><text:span text:style-name="T6">(mk</text:span><text:span text:style-name="T7">secret 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cm" svg:height="0.487cm" svg:x="0.694cm" svg:y="4.208cm">
          <text:p text:style-name="P4"><text:span text:style-name="T2">(Client-)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54cm" svg:height="0.487cm" svg:x="3.915cm" svg:y="3.712cm">
          <text:p text:style-name="P4"><text:span text:style-name="T9">Server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cm" svg:height="0.487cm" svg:x="3.923cm" svg:y="4.738cm">
          <text:p text:style-name="P4"><text:span text:style-name="T2">(Server-)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3.932cm" svg:y1="4.99cm" svg:x2="2.662cm" svg:y2="4.99cm">
          <text:p/>
        </draw:line>
        <draw:line draw:style-name="gr9" draw:text-style-name="P8" draw:layer="layout" svg:x1="0.066cm" svg:y1="3.369cm" svg:x2="1.336cm" svg:y2="3.369cm">
          <text:p/>
        </draw:line>
        <draw:frame draw:style-name="gr10" draw:text-style-name="P10" draw:layer="layout" svg:width="4.129cm" svg:height="0.335cm" svg:x="1.505cm" svg:y="3.215cm">
          <draw:text-box>
            <text:p text:style-name="P9"><text:span text:style-name="T10">master_key = </text:span><text:span text:style-name="T11">mk</text:span><text:span text:style-name="T12">clear</text:span><text:span text:style-name="T13"> || </text:span><text:span text:style-name="T14">mk</text:span><text:span text:style-name="T12">secret </text:span></text:p>
          </draw:text-box>
        </draw:frame>
        <draw:custom-shape draw:style-name="gr4" draw:text-style-name="P5" draw:layer="Layout" svg:width="2.54cm" svg:height="0.629cm" svg:x="3.94cm" svg:y="1.646cm">
          <text:p text:style-name="P4"><text:span text:style-name="T2">ServerHello: </text:span></text:p>
          <text:p text:style-name="P4"><text:span text:style-name="T2">cert, </text:span><text:span text:style-name="T3">cs</text:span><text:span text:style-name="T7">S</text:span><text:span text:style-name="T2">, </text:span><text:span text:style-name="T3">r</text:span><text:span text:style-name="T7">S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223cm" svg:y1="2.715cm" svg:x2="4.493cm" svg:y2="2.715cm">
          <text:p/>
        </draw:line>
        <draw:line draw:style-name="gr3" draw:text-style-name="P3" draw:layer="layout" svg:x1="3.226cm" svg:y1="4.446cm" svg:x2="4.496cm" svg:y2="4.446cm">
          <text:p/>
        </draw:line>
        <draw:line draw:style-name="gr8" draw:text-style-name="P3" draw:layer="layout" svg:x1="3.946cm" svg:y1="1.949cm" svg:x2="2.676cm" svg:y2="1.949cm">
          <text:p/>
        </draw:line>
        <draw:line draw:style-name="gr8" draw:text-style-name="P3" draw:layer="layout" svg:x1="3.927cm" svg:y1="3.952cm" svg:x2="2.657cm" svg:y2="3.952cm">
          <text:p/>
        </draw:line>
        <draw:line draw:style-name="gr9" draw:text-style-name="P8" draw:layer="layout" svg:x1="5.731cm" svg:y1="3.369cm" svg:x2="7.001cm" svg:y2="3.369cm">
          <text:p/>
        </draw:line>
      </draw:page>
      <draw:page draw:name="page2" draw:style-name="dp1" draw:master-page-name="Default">
        <draw:custom-shape draw:style-name="gr11" draw:text-style-name="P2" draw:layer="layout" svg:width="1.795cm" svg:height="0.687cm" svg:x="0.115cm" svg:y="0.065cm">
          <text:p text:style-name="P8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795cm" svg:height="0.687cm" svg:x="5.183cm" svg:y="0.075cm">
          <text:p text:style-name="P8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54cm" svg:height="0.6cm" svg:x="0.311cm" svg:y="1.357cm">
          <text:p text:style-name="P8"><text:span text:style-name="T5">ClientMasterKey:</text:span></text:p>
          <text:p text:style-name="P8"><text:span text:style-name="T15">RSA Ciphertext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2.88cm" svg:height="0.627cm" svg:x="3.415cm" svg:y="3.074cm">
          <text:p text:style-name="P8"><text:span text:style-name="T2">Enc(key=c</text:span><text:span text:style-name="T16">d</text:span><text:span text:style-name="T2">, client_non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3.412cm" svg:y1="3.312cm" svg:x2="2.142cm" svg:y2="3.312cm">
          <text:p/>
        </draw:line>
        <draw:line draw:style-name="gr3" draw:text-style-name="P3" draw:layer="layout" svg:x1="2.842cm" svg:y1="1.696cm" svg:x2="4.112cm" svg:y2="1.696cm">
          <text:p/>
        </draw:line>
        <draw:custom-shape draw:name="asd" draw:style-name="gr15" draw:text-style-name="P11" xml:id="id1" draw:id="id1" draw:layer="layout" svg:width="1.891cm" svg:height="1.788cm" svg:x="4.103cm" svg:y="0.806cm">
          <svg:title>asd</svg:title>
          <text:p text:style-name="P8"><text:span text:style-name="T17">C 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xml:id="id2" draw:id="id2" draw:layer="layout" svg:width="2.852cm" svg:height="0.656cm" svg:x="3.437cm" svg:y="4.086cm">
          <text:p text:style-name="P8"><text:span text:style-name="T2">Enc(key=get_random(), client_non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8" draw:layer="layout" svg:x1="5.057cm" svg:y1="2.602cm" svg:x2="5.071cm" svg:y2="3.086cm">
          <text:p/>
        </draw:line>
        <draw:frame draw:style-name="gr17" draw:text-style-name="P12" draw:layer="layout" svg:width="0.528cm" svg:height="0.396cm" svg:x="5.145cm" svg:y="2.587cm">
          <draw:text-box>
            <text:p text:style-name="P12"><text:span text:style-name="T18">yes</text:span></text:p>
          </draw:text-box>
        </draw:frame>
        <draw:frame draw:style-name="gr17" draw:text-style-name="P12" draw:layer="layout" svg:width="0.382cm" svg:height="0.396cm" svg:x="6.141cm" svg:y="1.341cm">
          <draw:text-box>
            <text:p text:style-name="P12"><text:span text:style-name="T18">no</text:span></text:p>
          </draw:text-box>
        </draw:frame>
        <draw:connector draw:style-name="gr18" draw:text-style-name="P8" draw:layer="layout" svg:x1="5.994cm" svg:y1="1.7cm" svg:x2="6.289cm" svg:y2="4.414cm" draw:start-shape="id1" draw:start-glue-point="7" draw:end-shape="id2" svg:d="M5994 1700h809v2714h-514" svg:viewBox="0 0 810 2715">
          <text:p/>
        </draw:connector>
        <draw:line draw:style-name="gr8" draw:text-style-name="P3" draw:layer="layout" svg:x1="3.434cm" svg:y1="4.433cm" svg:x2="2.164cm" svg:y2="4.433cm">
          <text:p/>
        </draw:line>
      </draw:page>
      <draw:page draw:name="page3" draw:style-name="dp1" draw:master-page-name="Default">
        <draw:custom-shape draw:style-name="gr1" draw:text-style-name="P2" draw:layer="Layout" svg:width="1.795cm" svg:height="0.687cm" svg:x="0.115cm" svg:y="0.06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0.687cm" svg:x="5.183cm" svg:y="0.075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6cm" svg:x="0.311cm" svg:y="1.357cm">
          <text:p text:style-name="P4"><text:span text:style-name="T5">ClientMasterKey:</text:span></text:p>
          <text:p text:style-name="P4"><text:span text:style-name="T15">RSA Ciphertext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.88cm" svg:height="0.627cm" svg:x="3.415cm" svg:y="3.074cm">
          <text:p text:style-name="P13"><text:span text:style-name="T19">Enc(key=c</text:span><text:span text:style-name="T20">d</text:span><text:span text:style-name="T19">, client_nonce</text:span><text:span text:style-name="T21">1</text:span><text:span text:style-name="T1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3" draw:layer="layout" svg:x1="3.412cm" svg:y1="3.312cm" svg:x2="2.142cm" svg:y2="3.312cm">
          <text:p/>
        </draw:line>
        <draw:line draw:style-name="gr3" draw:text-style-name="P3" draw:layer="layout" svg:x1="2.842cm" svg:y1="1.696cm" svg:x2="4.112cm" svg:y2="1.696cm">
          <text:p/>
        </draw:line>
        <draw:custom-shape draw:name="asd" draw:style-name="gr21" draw:text-style-name="P11" xml:id="id3" draw:id="id3" draw:layer="Layout" svg:width="1.891cm" svg:height="1.788cm" svg:x="4.103cm" svg:y="0.806cm">
          <svg:title>asd</svg:title>
          <text:p text:style-name="P15"><text:span text:style-name="T17">C 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4" draw:id="id4" draw:layer="Layout" svg:width="2.852cm" svg:height="0.656cm" svg:x="3.437cm" svg:y="4.086cm">
          <text:p text:style-name="P4"><text:span text:style-name="T2">Enc(key=get_random(), client_non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8" draw:layer="layout" svg:x1="5.057cm" svg:y1="2.602cm" svg:x2="5.071cm" svg:y2="3.086cm">
          <text:p/>
        </draw:line>
        <draw:frame draw:style-name="gr23" draw:text-style-name="P16" draw:layer="layout" svg:width="0.528cm" svg:height="0.396cm" svg:x="5.145cm" svg:y="2.587cm">
          <draw:text-box>
            <text:p text:style-name="P16"><text:span text:style-name="T22">yes</text:span></text:p>
          </draw:text-box>
        </draw:frame>
        <draw:frame draw:style-name="gr17" draw:text-style-name="P12" draw:layer="layout" svg:width="0.382cm" svg:height="0.396cm" svg:x="6.141cm" svg:y="1.341cm">
          <draw:text-box>
            <text:p text:style-name="P12"><text:span text:style-name="T18">no</text:span></text:p>
          </draw:text-box>
        </draw:frame>
        <draw:connector draw:style-name="gr18" draw:text-style-name="P8" draw:layer="layout" svg:x1="5.994cm" svg:y1="1.7cm" svg:x2="6.289cm" svg:y2="4.414cm" draw:start-shape="id3" draw:start-glue-point="7" draw:end-shape="id4" svg:d="M5994 1700h809v2714h-514" svg:viewBox="0 0 810 2715">
          <text:p/>
        </draw:connector>
        <draw:line draw:style-name="gr8" draw:text-style-name="P3" draw:layer="layout" svg:x1="3.434cm" svg:y1="4.433cm" svg:x2="2.164cm" svg:y2="4.433cm">
          <text:p/>
        </draw:line>
      </draw:page>
      <draw:page draw:name="page4" draw:style-name="dp1" draw:master-page-name="Default">
        <draw:custom-shape draw:style-name="gr1" draw:text-style-name="P2" draw:layer="Layout" svg:width="1.795cm" svg:height="0.687cm" svg:x="0.115cm" svg:y="0.06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0.687cm" svg:x="5.183cm" svg:y="0.075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6cm" svg:x="0.311cm" svg:y="1.357cm">
          <text:p text:style-name="P4"><text:span text:style-name="T5">ClientMasterKey:</text:span></text:p>
          <text:p text:style-name="P4"><text:span text:style-name="T15">RSA Ciphertext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88cm" svg:height="0.627cm" svg:x="3.415cm" svg:y="3.074cm">
          <text:p text:style-name="P4"><text:span text:style-name="T2">Enc(key=c</text:span><text:span text:style-name="T16">d</text:span><text:span text:style-name="T2">, client_non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3.412cm" svg:y1="3.312cm" svg:x2="2.142cm" svg:y2="3.312cm">
          <text:p/>
        </draw:line>
        <draw:line draw:style-name="gr3" draw:text-style-name="P3" draw:layer="layout" svg:x1="2.842cm" svg:y1="1.696cm" svg:x2="4.112cm" svg:y2="1.696cm">
          <text:p/>
        </draw:line>
        <draw:custom-shape draw:name="asd" draw:style-name="gr21" draw:text-style-name="P11" xml:id="id5" draw:id="id5" draw:layer="Layout" svg:width="1.891cm" svg:height="1.788cm" svg:x="4.103cm" svg:y="0.806cm">
          <svg:title>asd</svg:title>
          <text:p text:style-name="P15"><text:span text:style-name="T17">C 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xml:id="id6" draw:id="id6" draw:layer="Layout" svg:width="2.852cm" svg:height="0.656cm" svg:x="3.437cm" svg:y="4.086cm">
          <text:p text:style-name="P13"><text:span text:style-name="T19">Enc(key=get_random(), client_non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8" draw:layer="layout" svg:x1="5.057cm" svg:y1="2.602cm" svg:x2="5.071cm" svg:y2="3.086cm">
          <text:p/>
        </draw:line>
        <draw:frame draw:style-name="gr17" draw:text-style-name="P12" draw:layer="layout" svg:width="0.528cm" svg:height="0.396cm" svg:x="5.145cm" svg:y="2.587cm">
          <draw:text-box>
            <text:p text:style-name="P12"><text:span text:style-name="T18">yes</text:span></text:p>
          </draw:text-box>
        </draw:frame>
        <draw:frame draw:style-name="gr17" draw:text-style-name="P17" draw:layer="layout" svg:width="0.382cm" svg:height="0.396cm" svg:x="6.141cm" svg:y="1.341cm">
          <draw:text-box>
            <text:p text:style-name="P17"><text:span text:style-name="T22">no</text:span></text:p>
          </draw:text-box>
        </draw:frame>
        <draw:connector draw:style-name="gr24" draw:text-style-name="P8" draw:layer="layout" svg:x1="5.994cm" svg:y1="1.7cm" svg:x2="6.289cm" svg:y2="4.414cm" draw:start-shape="id5" draw:start-glue-point="7" draw:end-shape="id6" svg:d="M5994 1700h809v2714h-514" svg:viewBox="0 0 810 2715">
          <text:p/>
        </draw:connector>
        <draw:line draw:style-name="gr20" draw:text-style-name="P3" draw:layer="layout" svg:x1="3.434cm" svg:y1="4.433cm" svg:x2="2.164cm" svg:y2="4.4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Arrow" draw:marker-start-width="0.3cm" draw:marker-start-center="false" draw:marker-end="Arrow" draw:marker-end-width="0.3cm" draw:marker-end-center="false" draw:fill="solid" draw:fill-color="#3465a4" draw:fill-image-width="0cm" draw:fill-image-height="0cm" fo:padding-top="0cm" fo:padding-bottom="0cm" fo:padding-left="0cm" fo:padding-right="0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25cm" draw:marker-start-width="0.203cm" draw:marker-start-center="false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inzel</meta:initial-creator>
    <meta:creation-date>2011-06-13T20:19:36</meta:creation-date>
    <dc:date>2016-03-10T12:19:02.657587991</dc:date>
    <meta:editing-duration>PT2H10M18S</meta:editing-duration>
    <meta:editing-cycles>42</meta:editing-cycles>
    <meta:generator>LibreOffice/4.2.8.2$Linux_X86_64 LibreOffice_project/420m0$Build-2</meta:generator>
    <meta:document-statistic meta:object-count="56"/>
  </office:meta>
</office:document-meta>
</file>